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b700" officeooo:paragraph-rsid="0015b700"/>
    </style:style>
    <style:style style:name="P2" style:family="paragraph" style:parent-style-name="Standard">
      <style:text-properties officeooo:rsid="0015b700" officeooo:paragraph-rsid="00171a21"/>
    </style:style>
    <style:style style:name="P3" style:family="paragraph" style:parent-style-name="Standard">
      <style:text-properties officeooo:rsid="0015b700" officeooo:paragraph-rsid="0017700a"/>
    </style:style>
    <style:style style:name="P4" style:family="paragraph" style:parent-style-name="Standard">
      <style:text-properties officeooo:rsid="0015b700" officeooo:paragraph-rsid="00177998"/>
    </style:style>
    <style:style style:name="P5" style:family="paragraph" style:parent-style-name="Standard">
      <style:text-properties officeooo:rsid="00171a21" officeooo:paragraph-rsid="0017700a"/>
    </style:style>
    <style:style style:name="P6" style:family="paragraph" style:parent-style-name="Standard">
      <style:text-properties officeooo:rsid="00171a21" officeooo:paragraph-rsid="00177998"/>
    </style:style>
    <style:style style:name="T1" style:family="text">
      <style:text-properties officeooo:rsid="00171a21"/>
    </style:style>
    <style:style style:name="T2" style:family="text">
      <style:text-properties officeooo:rsid="0017700a"/>
    </style:style>
    <style:style style:name="T3" style:family="text">
      <style:text-properties officeooo:rsid="00177998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4">TERNARIAS:</text:span></text:p>
      <text:p text:style-name="P1">A(a0,...)</text:p>
      <text:p text:style-name="P1"><text:tab/>CP:{a0}</text:p>
      <text:p text:style-name="P1">B(a0,...)</text:p>
      <text:p text:style-name="P1"><text:tab/>CP:{b0}</text:p>
      <text:p text:style-name="P1">C(a0,...)</text:p>
      <text:p text:style-name="P1"><text:tab/>CP:{c0}</text:p>
      <text:p text:style-name="P1"/>
      <text:p text:style-name="P5"><text:span text:style-name="T2">para </text:span>A<text:span text:style-name="T2">=N,</text:span> C<text:span text:style-name="T2">=N</text:span>, B<text:span text:style-name="T2">=N</text:span></text:p>
      <text:p text:style-name="P1">R(a0,b0,c0,...}</text:p>
      <text:p text:style-name="P1"><text:tab/>CP{a0,b0,c0}</text:p>
      <text:p text:style-name="P1"><text:tab/>Caj:{a0}</text:p>
      <text:p text:style-name="P1"><text:tab/>Caj:{b0}</text:p>
      <text:p text:style-name="P1"><text:tab/>Caj:{c0}</text:p>
      <text:p text:style-name="P1"/>
      <text:p text:style-name="P5"><text:span text:style-name="T2">para </text:span>A<text:span text:style-name="T2">=N,</text:span> C<text:span text:style-name="T2">=N</text:span>, B<text:span text:style-name="T2">=1</text:span></text:p>
      <text:p text:style-name="P2">R(a0,b0,c0,...}</text:p>
      <text:p text:style-name="P2"><text:tab/>CP{a0,c0}</text:p>
      <text:p text:style-name="P2"><text:tab/>Caj{a0}</text:p>
      <text:p text:style-name="P2"><text:tab/>Caj{b0}</text:p>
      <text:p text:style-name="P2"><text:tab/>Caj{c0}</text:p>
      <text:p text:style-name="P2"><text:tab/><text:span text:style-name="T1">VNN{b0}</text:span></text:p>
      <text:p text:style-name="P2"/>
      <text:p text:style-name="P5"><text:span text:style-name="T2">para </text:span>A<text:span text:style-name="T2">=1,</text:span> C<text:span text:style-name="T2">=N</text:span>, B<text:span text:style-name="T2">=1</text:span></text:p>
      <text:p text:style-name="P3">R(a0,b0,c0,...}</text:p>
      <text:p text:style-name="P3"><text:tab/>CP{<text:span text:style-name="T2">b</text:span>0,c0}</text:p>
      <text:p text:style-name="P3"><text:tab/>Caj{a0}</text:p>
      <text:p text:style-name="P3"><text:tab/>Caj{b0}</text:p>
      <text:p text:style-name="P3"><text:tab/>Caj{c0}</text:p>
      <text:p text:style-name="P3"><text:tab/><text:span text:style-name="T1">VNN{a0}</text:span></text:p>
      <text:p text:style-name="P3"><text:span text:style-name="T1"><text:tab/>UNI{a0,c0}</text:span></text:p>
      <text:p text:style-name="P3"/>
      <text:p text:style-name="P6"><text:span text:style-name="T2">para </text:span>A<text:span text:style-name="T2">=1,</text:span> C<text:span text:style-name="T2">=1</text:span>, B<text:span text:style-name="T2">=1</text:span></text:p>
      <text:p text:style-name="P4">R(a0,b0,c0,...}</text:p>
      <text:p text:style-name="P4"><text:tab/>CP{<text:span text:style-name="T2">b</text:span>0,c0}</text:p>
      <text:p text:style-name="P4"><text:tab/>Caj{a0}</text:p>
      <text:p text:style-name="P4"><text:tab/>Caj{b0}</text:p>
      <text:p text:style-name="P4"><text:tab/>Caj{c0}</text:p>
      <text:p text:style-name="P4"><text:tab/><text:span text:style-name="T1">VNN{a0}</text:span></text:p>
      <text:p text:style-name="P4"><text:span text:style-name="T1"><text:tab/>UNI{a0,c0}</text:span></text:p>
      <text:p text:style-name="P4"><text:tab/><text:span text:style-name="T3">UNI{a0,b0}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0:15:42.497988793</meta:creation-date>
    <dc:date>2019-11-15T10:29:53.486031448</dc:date>
    <meta:editing-duration>PT14M8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37" meta:word-count="49" meta:character-count="393" meta:non-whitespace-character-count="355"/>
  </office:meta>
</office:document-meta>
</file>